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411cm"/>
    </style:style>
    <style:style style:name="co2" style:family="table-column">
      <style:table-column-properties fo:break-before="auto" style:column-width="1.746cm"/>
    </style:style>
    <style:style style:name="co3" style:family="table-column">
      <style:table-column-properties fo:break-before="auto" style:column-width="2.254cm"/>
    </style:style>
    <style:style style:name="co4" style:family="table-column">
      <style:table-column-properties fo:break-before="auto" style:column-width="2.709cm"/>
    </style:style>
    <style:style style:name="co5" style:family="table-column">
      <style:table-column-properties fo:break-before="auto" style:column-width="2.856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9" table:default-cell-style-name="Default"/>
        <table:table-row table:style-name="ro1">
          <table:table-cell table:style-name="ce1" office:value-type="string" calcext:value-type="string">
            <text:p>Nome</text:p>
          </table:table-cell>
          <table:table-cell table:style-name="ce1" office:value-type="string" calcext:value-type="string">
            <text:p>Quantità</text:p>
          </table:table-cell>
          <table:table-cell table:style-name="ce1" office:value-type="string" calcext:value-type="string">
            <text:p>Prezzo</text:p>
          </table:table-cell>
          <table:table-cell table:style-name="ce1" office:value-type="string" calcext:value-type="string">
            <text:p>Link</text:p>
          </table:table-cell>
          <table:table-cell table:style-name="ce1" office:value-type="string" calcext:value-type="string">
            <text:p>Dettagli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AMS1117-3.3v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s://it.aliexpress.com/item/1005004100090472.html?spm=a2g0o.productlist.main.3.20676d30HeXjLX&amp;algo_pvid=dafe6d8c-a337-4272-a13a-ef033fe9a1e9&amp;algo_exp_id=dafe6d8c-a337-4272-a13a-ef033fe9a1e9-1&amp;pdp_npi=3%40dis%21EUR%211.02%211.0%21%21%21%21%21%40212250c216806119464158539d0707%2112000028030331303%21sea%21IT%213240397710&amp;curPageLogUid=B1eJh4ZQagap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CU80N03A</text:p>
          </table:table-cell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M380</text:p>
          </table:table-cell>
          <table:table-cell office:value-type="float" office:value="1" calcext:value-type="float">
            <text:p>1</text:p>
          </table:table-cell>
          <table:table-cell office:value-type="float" office:value="1.9" calcext:value-type="float">
            <text:p>1,9</text:p>
          </table:table-cell>
          <table:table-cell office:value-type="string" calcext:value-type="string">
            <text:p>https://it.aliexpress.com/item/1005001792234425.html?spm=a2g0o.productlist.main.1.e0e7695eStKboe&amp;algo_pvid=44d4c033-0a04-43d3-97b3-741c6542543b&amp;algo_exp_id=44d4c033-0a04-43d3-97b3-741c6542543b-0&amp;pdp_npi=3%40dis%21EUR%213.81%211.9%21%21%21%21%21%4021227e5116806120025734055d070b%2112000017589963324%21sea%21IT%213240397710&amp;curPageLogUid=dO500F2KF1n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 4.7nF 30x50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 100nF 30x50</text:p>
          </table:table-cell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 10uF 2-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To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 22uF 2-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To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 470uF 8-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To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 1mF 10-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To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 10k 1206</text:p>
          </table:table-cell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 2.7 1206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 100 1206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T 10k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K500 – 2</text:p>
          </table:table-cell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K500 – 4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N – 4F 90°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N – 6M 90°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N – 2x4F vert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C-337 SOT-23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RS-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To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ORS-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Tom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3-04-04">00/00/0000</text:date>, <text:time style:data-style-name="N2" text:time-value="14:38:34.720000000">00:00:00</text:time></text:p>
        </style:region-right>
      </style:header>
      <style:header-left style:display="false"/>
      <style:header-first style:display="false"/>
      <style:footer style:display="false"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1-24T22:27:44.933000000</meta:creation-date>
    <dc:date>2023-04-04T15:24:01.012000000</dc:date>
    <meta:editing-duration>PT43M2S</meta:editing-duration>
    <meta:editing-cycles>4</meta:editing-cycles>
    <meta:generator>LibreOffice/7.2.0.4$Windows_X86_64 LibreOffice_project/9a9c6381e3f7a62afc1329bd359cc48accb6435b</meta:generator>
    <meta:document-statistic meta:table-count="1" meta:cell-count="63" meta:object-count="0"/>
  </office:meta>
</office:document-meta>
</file>